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margin-top="0.0398in" fo:margin-bottom="0.0398in" loext:contextual-spacing="false"/>
    </style:style>
    <style:style style:name="P2" style:family="paragraph" style:parent-style-name="List_20_Contents">
      <style:paragraph-properties fo:margin-top="0.0398in" fo:margin-bottom="0.0398in" loext:contextual-spacing="false"/>
      <style:text-properties fo:font-size="10pt" style:font-size-asian="10pt" style:font-size-complex="10pt"/>
    </style:style>
    <style:style style:name="P3" style:family="paragraph" style:parent-style-name="List_20_Heading">
      <style:paragraph-properties fo:margin-top="0.0398in" fo:margin-bottom="0.0398in" loext:contextual-spacing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.0398in" fo:margin-bottom="0.0398in" loext:contextual-spacing="false"/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__ENCODING__ </text:p>
      <text:p text:style-name="P1"><text:span text:style-name="T2"><text:tab/>The script encoding of the current file. See </text:span><text:a xlink:type="simple" xlink:href="https://docs.ruby-lang.org/en/2.6.0/Encoding.html" text:style-name="Internet_20_link" text:visited-style-name="Visited_20_Internet_20_Link"><text:span text:style-name="Source_20_Text"><text:span text:style-name="T2">Encoding</text:span></text:span></text:a><text:span text:style-name="T2">.</text:span></text:p>
      <text:p text:style-name="P3">__LINE__ </text:p>
      <text:p text:style-name="P2"><text:tab/>The line number of this keyword in the current file.</text:p>
      <text:p text:style-name="P3">__FILE__ </text:p>
      <text:p text:style-name="P2"><text:tab/>The path to the current file.</text:p>
      <text:p text:style-name="P3">BEGIN </text:p>
      <text:p text:style-name="P2"><text:tab/>Runs before any other code in the current file. See miscellaneous syntax</text:p>
      <text:p text:style-name="P3">END </text:p>
      <text:p text:style-name="P2"><text:tab/>Runs after any other code in the current file. See miscellaneous syntax</text:p>
      <text:p text:style-name="P3">alias </text:p>
      <text:p text:style-name="P2"><text:tab/>Creates an alias between two methods (and other things). See modules and classes syntax</text:p>
      <text:p text:style-name="P3">and </text:p>
      <text:p text:style-name="P1"><text:span text:style-name="T2"><text:tab/>Short-circuit Boolean and with lower precedence than </text:span><text:span text:style-name="Source_20_Text"><text:span text:style-name="T2">&amp;&amp;</text:span></text:span></text:p>
      <text:p text:style-name="P3">begin </text:p>
      <text:p text:style-name="P2"><text:tab/>Starts an exception handling block. See exceptions syntax</text:p>
      <text:p text:style-name="P3">break </text:p>
      <text:p text:style-name="P2"><text:tab/>Leaves a block early. See control expressions syntax</text:p>
      <text:p text:style-name="P3">case </text:p>
      <text:p text:style-name="P1"><text:span text:style-name="T2"><text:tab/>Starts a </text:span><text:span text:style-name="Source_20_Text"><text:span text:style-name="T2">case</text:span></text:span><text:span text:style-name="T2"> expression. See control expressions syntax</text:span></text:p>
      <text:p text:style-name="P3">class </text:p>
      <text:p text:style-name="P2"><text:tab/>Creates or opens a class. See modules and classes syntax</text:p>
      <text:p text:style-name="P3">def </text:p>
      <text:p text:style-name="P2"><text:tab/>Defines a method. See methods syntax</text:p>
      <text:p text:style-name="P3">defined? </text:p>
      <text:p text:style-name="P2"><text:tab/>Returns a string describing its argument. See miscellaneous syntax</text:p>
      <text:p text:style-name="P3">do </text:p>
      <text:p text:style-name="P2"><text:tab/>Starts a block.</text:p>
      <text:p text:style-name="P3">else </text:p>
      <text:p text:style-name="P1"><text:span text:style-name="T2"><text:tab/>The unhandled condition in </text:span><text:span text:style-name="Source_20_Text"><text:span text:style-name="T2">case</text:span></text:span><text:span text:style-name="T2">, </text:span><text:span text:style-name="Source_20_Text"><text:span text:style-name="T2">if</text:span></text:span><text:span text:style-name="T2"> and </text:span><text:span text:style-name="Source_20_Text"><text:span text:style-name="T2">unless</text:span></text:span><text:span text:style-name="T2"> expressions. See control expressions syntax</text:span></text:p>
      <text:p text:style-name="P3">elsif </text:p>
      <text:p text:style-name="P1"><text:span text:style-name="T2"><text:tab/>An alternate condition for an </text:span><text:span text:style-name="Source_20_Text"><text:span text:style-name="T2">if</text:span></text:span><text:span text:style-name="T2"> expression. See control expressions syntax</text:span></text:p>
      <text:p text:style-name="P3">end </text:p>
      <text:p text:style-name="P2"><text:tab/>The end of a syntax block. Used by classes, modules, methods, exception handling and control <text:tab/>expressions.</text:p>
      <text:p text:style-name="P3">Ensure<text:tab/> </text:p>
      <text:p text:style-name="P2"><text:tab/>Starts a section of code that is always run when an exception is raised. See exceptions syntax</text:p>
      <text:p text:style-name="P3">false <text:tab/></text:p>
      <text:p text:style-name="P2"><text:tab/>Boolean false. See literals</text:p>
      <text:p text:style-name="P3">for </text:p>
      <text:p text:style-name="P1"><text:span text:style-name="T2"><text:tab/>A loop that is similar to using the </text:span><text:span text:style-name="Source_20_Text"><text:span text:style-name="T2">each</text:span></text:span><text:span text:style-name="T2"> method. See control expressions syntax</text:span></text:p>
      <text:p text:style-name="P3">if </text:p>
      <text:p text:style-name="P1"><text:soft-page-break/><text:span text:style-name="T2"><text:tab/>Used for </text:span><text:span text:style-name="Source_20_Text"><text:span text:style-name="T2">if</text:span></text:span><text:span text:style-name="T2"> and modifier </text:span><text:span text:style-name="Source_20_Text"><text:span text:style-name="T2">if</text:span></text:span><text:span text:style-name="T2"> expressions. See control expressions syntax</text:span></text:p>
      <text:p text:style-name="P3">in </text:p>
      <text:p text:style-name="P1"><text:span text:style-name="T2"><text:tab/>Used to separate the iterable object and iterator variable in a </text:span><text:span text:style-name="Source_20_Text"><text:span text:style-name="T2">for</text:span></text:span><text:span text:style-name="T2"> loop. See control expressions syntax</text:span></text:p>
      <text:p text:style-name="P3">module </text:p>
      <text:p text:style-name="P2"><text:tab/>Creates or opens a module. See modules and classes syntax</text:p>
      <text:p text:style-name="P3">next </text:p>
      <text:p text:style-name="P2"><text:tab/>Skips the rest of the block. See control expressions syntax</text:p>
      <text:p text:style-name="P3">nil </text:p>
      <text:p text:style-name="P2"><text:tab/>A false value usually indicating “no value” or “unknown”. See literals</text:p>
      <text:p text:style-name="P3">not </text:p>
      <text:p text:style-name="P1"><text:span text:style-name="T2"><text:tab/>Inverts the following boolean expression. Has a lower precedence than </text:span><text:span text:style-name="Source_20_Text"><text:span text:style-name="T2">!</text:span></text:span></text:p>
      <text:p text:style-name="P3">or </text:p>
      <text:p text:style-name="P1"><text:span text:style-name="T2"><text:tab/>Boolean or with lower precedence than </text:span><text:span text:style-name="Source_20_Text"><text:span text:style-name="T2">||</text:span></text:span></text:p>
      <text:p text:style-name="P3">redo </text:p>
      <text:p text:style-name="P2"><text:tab/>Restarts execution in the current block. See control expressions syntax</text:p>
      <text:p text:style-name="P3">rescue </text:p>
      <text:p text:style-name="P1"><text:span text:style-name="T2"><text:tab/>Starts an exception section of code in a </text:span><text:span text:style-name="Source_20_Text"><text:span text:style-name="T2">begin</text:span></text:span><text:span text:style-name="T2"> block. See exceptions syntax</text:span></text:p>
      <text:p text:style-name="P3">retry </text:p>
      <text:p text:style-name="P2"><text:tab/>Retries an exception block. See exceptions syntax</text:p>
      <text:p text:style-name="P3">return </text:p>
      <text:p text:style-name="P2"><text:tab/>Exits a method. See methods syntax</text:p>
      <text:p text:style-name="P3">self </text:p>
      <text:p text:style-name="P2"><text:tab/>The object the current method is attached to. See methods syntax</text:p>
      <text:p text:style-name="P3">super </text:p>
      <text:p text:style-name="P2"><text:tab/>Calls the current method in a superclass. See methods syntax</text:p>
      <text:p text:style-name="P3">then </text:p>
      <text:p text:style-name="P2"><text:tab/>Indicates the end of conditional blocks in control structures. See control expressions syntax</text:p>
      <text:p text:style-name="P3">true </text:p>
      <text:p text:style-name="P2"><text:tab/>Boolean true. See literals</text:p>
      <text:p text:style-name="P3">undef </text:p>
      <text:p text:style-name="P2"><text:tab/>Prevents a class or module from responding to a method call. See modules and classes syntax</text:p>
      <text:p text:style-name="P3">unless </text:p>
      <text:p text:style-name="P1"><text:span text:style-name="T2"><text:tab/>Used for </text:span><text:span text:style-name="Source_20_Text"><text:span text:style-name="T2">unless</text:span></text:span><text:span text:style-name="T2"> and modifier </text:span><text:span text:style-name="Source_20_Text"><text:span text:style-name="T2">unless</text:span></text:span><text:span text:style-name="T2"> expressions. See control expressions syntax</text:span></text:p>
      <text:p text:style-name="P3">until </text:p>
      <text:p text:style-name="P2"><text:tab/>Creates a loop that executes until the condition is true. See control expressions syntax</text:p>
      <text:p text:style-name="P3">when </text:p>
      <text:p text:style-name="P1"><text:span text:style-name="T2"><text:tab/>A condition in a </text:span><text:span text:style-name="Source_20_Text"><text:span text:style-name="T2">case</text:span></text:span><text:span text:style-name="T2"> expression. See control expressions syntax</text:span></text:p>
      <text:p text:style-name="P3">while </text:p>
      <text:p text:style-name="P2"><text:tab/>Creates a loop that executes while the condition is true. See control expressions syntax</text:p>
      <text:p text:style-name="P3">yield </text:p>
      <text:p text:style-name="P2"><text:tab/>Starts execution of the block sent to the current method. See methods syntax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299in" fo:margin-bottom="0.42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23:42:12.393894286</meta:creation-date>
    <dc:date>2022-02-26T00:07:34.560096141</dc:date>
    <meta:editing-duration>PT15M12S</meta:editing-duration>
    <meta:editing-cycles>1</meta:editing-cycles>
    <meta:document-statistic meta:table-count="0" meta:image-count="0" meta:object-count="0" meta:page-count="2" meta:paragraph-count="82" meta:word-count="468" meta:character-count="2935" meta:non-whitespace-character-count="2464"/>
    <meta:generator>LibreOffice/6.4.7.2$Linux_X86_64 LibreOffice_project/40$Build-2</meta:generator>
  </office:meta>
</office:document-meta>
</file>